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wrap" fo:border-left="none" fo:border-right="none" fo:border-top="none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mito</text:p>
          </table:table-cell>
          <table:table-cell office:value-type="string" calcext:value-type="string">
            <text:p><text:a xlink:href="python://o.number" xlink:type="simple">o.numb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xpediente</text:p>
          </table:table-cell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Monto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expedient%20in%20o.expedient_ids%22" xlink:type="simple">for each expedient</text:a>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<text:a xlink:href="python://expedient.number" xlink:type="simple">expedient.number</text:a></text:p>
          </table:table-cell>
          <table:table-cell table:style-name="ce3" office:value-type="string" calcext:value-type="string">
            <text:p><text:a xlink:href="python://expedient.cover" xlink:type="simple">expedient.cover</text:a></text:p>
          </table:table-cell>
          <table:table-cell table:style-name="ce3" office:value-type="string" calcext:value-type="string">
            <text:p><text:a xlink:href="python://expedient.subsidy_recipient_doc" xlink:type="simple">expedient.subsidy_recipient_doc</text:a></text:p>
          </table:table-cell>
          <table:table-cell table:style-name="ce3" office:value-type="string" calcext:value-type="string">
            <text:p><text:a xlink:href="python://expedient.subsidy_amount" xlink:type="simple">expedient.subsidy_recipient_doc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4:56:14.329744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43:26.538625730</meta:creation-date>
    <meta:generator>LibreOffice/4.2.8.2$Linux_X86_64 LibreOffice_project/420m0$Build-2</meta:generator>
    <dc:date>2015-11-05T14:59:01.173702394</dc:date>
    <meta:editing-duration>PT6M53S</meta:editing-duration>
    <meta:editing-cycles>7</meta:editing-cycles>
    <meta:document-statistic meta:table-count="1" meta:cell-count="12" meta:object-count="0"/>
  </office:meta>
</office:document-meta>
</file>